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40cd6" officeooo:paragraph-rsid="002634bd" style:font-size-asian="14pt" style:font-size-complex="14pt"/>
    </style:style>
    <style:style style:name="P2" style:family="paragraph" style:parent-style-name="Standard">
      <style:text-properties fo:font-size="14pt" officeooo:rsid="0019274f" officeooo:paragraph-rsid="002634bd" style:font-size-asian="14pt" style:font-size-complex="14pt"/>
    </style:style>
    <style:style style:name="P3" style:family="paragraph" style:parent-style-name="Standard">
      <style:text-properties fo:font-size="14pt" officeooo:rsid="0019274f" officeooo:paragraph-rsid="002f587a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font-weight="bold" officeooo:rsid="00254d08" officeooo:paragraph-rsid="002634b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54d08" officeooo:paragraph-rsid="002634b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officeooo:rsid="0019274f" officeooo:paragraph-rsid="002634bd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19274f" officeooo:paragraph-rsid="002634bd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05019" officeooo:paragraph-rsid="002634b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2461d" officeooo:paragraph-rsid="002634b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90ec9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ba818" officeooo:paragraph-rsid="002d48f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ba818" officeooo:paragraph-rsid="002ba818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fo:font-weight="normal" officeooo:rsid="002ba818" officeooo:paragraph-rsid="002ba81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d48f2" officeooo:paragraph-rsid="002d48f2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634bd"/>
    </style:style>
    <style:style style:name="P2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21" style:family="paragraph" style:parent-style-name="Standard">
      <style:paragraph-properties fo:break-before="page"/>
      <style:text-properties fo:font-size="14pt" fo:font-weight="bold" officeooo:rsid="0019274f" officeooo:paragraph-rsid="002634b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officeooo:rsid="0019274f" officeooo:paragraph-rsid="002634bd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1.499cm" style:auto-text-indent="false" fo:background-color="transparent"/>
      <style:text-properties fo:font-size="14pt" fo:font-weight="normal" officeooo:rsid="0031e6a2" officeooo:paragraph-rsid="0031e6a2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1.499cm" style:auto-text-indent="false" fo:background-color="transparent"/>
      <style:text-properties fo:font-size="14pt" fo:font-weight="normal" officeooo:rsid="002f587a" officeooo:paragraph-rsid="00323c6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499cm" style:auto-text-indent="false" fo:background-color="transparent"/>
      <style:text-properties fo:font-size="14pt" fo:font-weight="normal" officeooo:paragraph-rsid="002f6c19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499cm" style:auto-text-indent="fals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background-color="transparent"/>
      <style:text-properties fo:font-size="14pt" fo:font-weight="normal" officeooo:rsid="00323c65" officeooo:paragraph-rsid="00323c65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00%" fo:background-color="transparent"/>
      <style:text-properties fo:font-size="14pt" fo:font-weight="normal" officeooo:rsid="0035b66a" officeooo:paragraph-rsid="0035b66a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00%" fo:break-before="page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5" style:family="paragraph" style:parent-style-name="Standard" style:list-style-name="L3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6c19" officeooo:paragraph-rsid="002f6c19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6c19" officeooo:paragraph-rsid="002f6c19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P40" style:family="paragraph" style:parent-style-name="Standard" style:list-style-name="L4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T1" style:family="text">
      <style:text-properties officeooo:rsid="001a32eb"/>
    </style:style>
    <style:style style:name="T2" style:family="text">
      <style:text-properties officeooo:rsid="0022461d"/>
    </style:style>
    <style:style style:name="T3" style:family="text">
      <style:text-properties officeooo:rsid="00240cd6"/>
    </style:style>
    <style:style style:name="T4" style:family="text">
      <style:text-properties officeooo:rsid="00254d08"/>
    </style:style>
    <style:style style:name="T5" style:family="text">
      <style:text-properties officeooo:rsid="00290ec9"/>
    </style:style>
    <style:style style:name="T6" style:family="text">
      <style:text-properties officeooo:rsid="002ba818"/>
    </style:style>
    <style:style style:name="T7" style:family="text">
      <style:text-properties officeooo:rsid="002d48f2"/>
    </style:style>
    <style:style style:name="T8" style:family="text">
      <style:text-properties fo:font-weight="bold" officeooo:rsid="00290ec9" style:font-weight-asian="bold" style:font-weight-complex="bold"/>
    </style:style>
    <style:style style:name="T9" style:family="text">
      <style:text-properties officeooo:rsid="002f587a"/>
    </style:style>
    <style:style style:name="T10" style:family="text">
      <style:text-properties officeooo:rsid="002f6c19"/>
    </style:style>
    <style:style style:name="T11" style:family="text">
      <style:text-properties officeooo:rsid="0030e019"/>
    </style:style>
    <style:style style:name="T12" style:family="text">
      <style:text-properties fo:font-variant="normal" fo:text-transform="none" fo:color="#000000" style:font-name="monospace" fo:font-size="10.5pt" fo:letter-spacing="normal" fo:font-style="normal"/>
    </style:style>
    <style:style style:name="T13" style:family="text">
      <style:text-properties fo:font-variant="normal" fo:text-transform="none" fo:color="#000000" style:font-name="monospace" fo:font-size="10.5pt" fo:letter-spacing="normal" fo:font-style="normal" officeooo:rsid="0030e019"/>
    </style:style>
    <style:style style:name="T14" style:family="text">
      <style:text-properties officeooo:rsid="002f6c19" style:font-size-asian="14pt" style:font-weight-asian="normal" style:font-size-complex="14pt" style:font-weight-complex="normal"/>
    </style:style>
    <style:style style:name="T15" style:family="text">
      <style:text-properties officeooo:rsid="0031e6a2"/>
    </style:style>
    <style:style style:name="T16" style:family="text">
      <style:text-properties officeooo:rsid="00323c65"/>
    </style:style>
    <style:style style:name="T17" style:family="text">
      <style:text-properties officeooo:rsid="00347e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Введение</text:p>
      <text:p text:style-name="P2"/>
      <text:p text:style-name="P6">Компания Proanalytics <text:span text:style-name="T1">занимается мониторингом цен на товары в интернет-магазинах, и предоставляет различные отчеты для магазинов конкурентов по собранным данным о товарах с различных сайтов. Для компании важно иметь собственный классификатор товаров, который на данный момент составляется <text:s/>вручную. Это представляет огромные затраты и большой объем рутинной работы. На данный момент существуют технологии, которые позволяют автоматизировать эту работу.</text:span></text:p>
      <text:p text:style-name="P8">Данная дипломная работа решает реальную проблему бизнеса. Цель этой работы — разработать систему, позволяющую гораздо быстрее классифицировать товары с минимальными затратами ресурсов.</text:p>
      <text:p text:style-name="P9">Для достижения этой цели решено применить методы интеллектуального анализа и были поставлены следующие задачи:</text:p>
      <text:p text:style-name="P9">1<text:span text:style-name="T2">) Изучить теоретические основы интеллектуального анализа данных, основные технологии и библиотеки для практического применения методов</text:span></text:p>
      <text:p text:style-name="P10">2) Собрать и проанализировать данные</text:p>
      <text:p text:style-name="P10">3<text:span text:style-name="T3">) Выбрать метрику и способ оценки качества моделей</text:span></text:p>
      <text:p text:style-name="P11">4) Построить и оценить различные модели</text:p>
      <text:p text:style-name="P11">5) Внедрить модель в промышленное применение</text:p>
      <text:p text:style-name="P20"><text:tab/><text:span text:style-name="T4">В ходе разработке будут исследованы различные способы подготовки данных и методы машинного обучения.</text:span></text:p>
      <text:p text:style-name="P20"><text:tab/><text:span text:style-name="T4">Более того, данная работа может оказаться полезной не только для конкретной компании, поскольку в данной работе будет проведено исследование различных методов. Это может дать пользу последующим исследованиям в области обработки естественного языка.</text:span></text:p>
      <text:p text:style-name="P19"/>
      <text:p text:style-name="P2"/>
      <text:p text:style-name="P22">Оглавление</text:p>
      <text:p text:style-name="P3">1. <text:span text:style-name="T8">Бизнес-анализ</text:span></text:p>
      <text:p text:style-name="P2">2. Сбор данных</text:p>
      <text:p text:style-name="P2">3. Подготовка и анализ данных</text:p>
      <text:p text:style-name="P2">4. Моделирование</text:p>
      <text:p text:style-name="P2">5. Оценка</text:p>
      <text:p text:style-name="P1">6. Внедрение</text:p>
      <text:p text:style-name="P2"><text:span text:style-name="T3">7.</text:span> Дальнейшее развитие</text:p>
      <text:p text:style-name="P2"/>
      <text:p text:style-name="P5"/>
      <text:p text:style-name="P4">1. <text:bookmark-start text:name="__DdeLink__99_980304878"/><text:span text:style-name="T5">Бизнес-анализ</text:span><text:bookmark-end text:name="__DdeLink__99_980304878"/></text:p>
      <text:p text:style-name="P7">Компания ProAnalytics ежедневно собирает информацию о миллионах цен в день с различных сайтов — интернет-магазинов. В нее входит наименование цен, текст категории, изображение товара, характеристики, цена, описание, <text:span text:style-name="T6">наличие</text:span>. Для отдельных заказчиков может собираться дополнительно другая информация.</text:p>
      <text:p text:style-name="P12">Клиентами компании являются вендоры либо интернет-магазины. Как правило они заказывают отчеты по ценам на товары конкурентов. Для многих отчетов требуется информация по товарам в разрезе определенных категорий. Проблема заключается в том, что у каждого интернет-магазина своя структура каталога товаров. Поскольку собирается информация с различных интернет-магазинов, собранные товары требуется классифицировать в единый каталог.</text:p>
      <text:p text:style-name="P13">На данный момент эта классификация производится вручную работниками компании. Т.е. работники вручную привязывают по определенному списку некоторые товары к категори<text:span text:style-name="T5">ям</text:span>, к которой эти товары относятся. </text:p>
      <text:p text:style-name="P15">Целью является автоматизация этого процесса. Необходимо разработать программный продукт, который снизит затраты, и позволит более оперативно классифицировать товары, повышая довольство клиентов.</text:p>
      <text:p text:style-name="P13"><text:span text:style-name="T5">З</text:span>а период существования компании был<text:span text:style-name="T5">о</text:span> пр<text:span text:style-name="T5">ивязано</text:span> порядка миллиона <text:span text:style-name="T5">товаров. Накопленные данные можно исследовать, и на их основе создать классификатор, который смог бы автоматически классифицировать товар.</text:span></text:p>
      <text:p text:style-name="P14">Процесс ручной классификации выглядит следующим образом. Работник открывает специальную панель, на который выпадает список товаров, для <text:soft-page-break/>которых необходимо определить категорию. Для них он выбирает нужную категорию. Для некоторых товаров автоматически предлага<text:span text:style-name="T7">ются категории по ключевым словам, составленным вручную, и работник только выбирает «Да» или «Нет».</text:span></text:p>
      <text:p text:style-name="P17">В процессе сбора данных было предложено дополнительно собирать нажатие кнопки «Нет». Т.е. при нажатии «Нет» в базе должна сохранятся запись, которая говорит о том, что конкретный товар не принадлежит конкретной категории. <text:span text:style-name="T11">Эти данные позволят улучшать модель машинного обучения.</text:span></text:p>
      <text:p text:style-name="P16"/>
      <text:p text:style-name="P18">2. Сбор данных</text:p>
      <text:p text:style-name="P23"/>
      <text:p text:style-name="P24">Первый этап разработки это просмотр и анализ имеющейся информации. <text:span text:style-name="T17">А так же </text:span>выбор нужной информации для использования в <text:span text:style-name="T17">построении</text:span> модели машинного обучения.</text:p>
      <text:p text:style-name="P25">Вся информация по товарам хранится в единой базе данных. В качестве СУБД используется MySQL. </text:p>
      <text:p text:style-name="P25"><text:span text:style-name="T16">Был проведен опрос стейкхолдеров, для выяснения того, как собираются данные, в каких таблицах можно найти ценную информацию. Так же было необходимо выяснить насколько зашумленными могут быть данные. В итоге удалось выяснить следующее.</text:span></text:p>
      <text:p text:style-name="P26"><text:span text:style-name="T14">Всего накоплено </text:span><text:span text:style-name="T12">1770580 </text:span><text:span text:style-name="T13">товаров привязанных к товару.</text:span></text:p>
      <text:p text:style-name="P27">Данные, которые собираются с интернет-магазинов по товарам:</text:p>
      <text:list xml:id="list150267380431569941" text:style-name="L1">
        <text:list-item>
          <text:p text:style-name="P32">Наименование</text:p>
        </text:list-item>
        <text:list-item>
          <text:p text:style-name="P32">Текст категории</text:p>
        </text:list-item>
        <text:list-item>
          <text:p text:style-name="P32">Статус (В наличии / Нет в наличии)</text:p>
        </text:list-item>
        <text:list-item>
          <text:p text:style-name="P32">Цена</text:p>
        </text:list-item>
        <text:list-item>
          <text:p text:style-name="P32">Ссылка на изображение</text:p>
        </text:list-item>
        <text:list-item>
          <text:p text:style-name="P32">Характеристики товаров</text:p>
        </text:list-item>
        <text:list-item>
          <text:p text:style-name="P32">Описание</text:p>
        </text:list-item>
        <text:list-item>
          <text:p text:style-name="P32">Артикул товара на сайте</text:p>
        </text:list-item>
        <text:list-item>
          <text:p text:style-name="P32">Дата сбора</text:p>
        </text:list-item>
        <text:list-item>
          <text:p text:style-name="P32"><text:s/>Ссылка на товар</text:p>
        </text:list-item>
        <text:list-item>
          <text:p text:style-name="P32"><text:s/>Компания <text:span text:style-name="T10">(интернет-магазин)</text:span>, с которой был собран товар</text:p>
        </text:list-item>
        <text:list-item>
          <text:p text:style-name="P32"><text:s/><text:bookmark-start text:name="__DdeLink__110_980304878"/>Бренд<text:bookmark-end text:name="__DdeLink__110_980304878"/></text:p>
        </text:list-item>
      </text:list>
      <text:p text:style-name="P36"/>
      <text:p text:style-name="P37">У всех товаров собираются: </text:p>
      <text:list xml:id="list248240490949333528" text:style-name="L2">
        <text:list-item>
          <text:p text:style-name="P38">наименование</text:p>
        </text:list-item>
        <text:list-item>
          <text:p text:style-name="P38">т<text:span text:style-name="T9">екст категории</text:span></text:p>
        </text:list-item>
        <text:list-item>
          <text:p text:style-name="P38">статус</text:p>
        </text:list-item>
        <text:list-item>
          <text:p text:style-name="P38">цена, с<text:span text:style-name="T9">сылка на изображение</text:span></text:p>
        </text:list-item>
        <text:list-item>
          <text:p text:style-name="P38">а<text:span text:style-name="T9">ртикул товара на сайте</text:span></text:p>
        </text:list-item>
        <text:list-item>
          <text:p text:style-name="P33"><text:span text:style-name="T10">д</text:span>ата сбора</text:p>
        </text:list-item>
        <text:list-item>
          <text:p text:style-name="P33"><text:span text:style-name="T10">с</text:span>сылка на товар</text:p>
        </text:list-item>
        <text:list-item>
          <text:p text:style-name="P33"><text:span text:style-name="T10">с</text:span>сылка на изображение</text:p>
        </text:list-item>
      </text:list>
      <text:p text:style-name="P34"/>
      <text:p text:style-name="P37">И только для некоторых компаний собираются:</text:p>
      <text:list xml:id="list1432285245878021379" text:style-name="L3">
        <text:list-item>
          <text:p text:style-name="P35">Характеристики товаров</text:p>
        </text:list-item>
        <text:list-item>
          <text:p text:style-name="P35">Описание</text:p>
        </text:list-item>
        <text:list-item>
          <text:p text:style-name="P35">Бренд</text:p>
        </text:list-item>
      </text:list>
      <text:p text:style-name="P34"/>
      <text:p text:style-name="P39">????</text:p>
      <text:p text:style-name="P39">Здесь привести количество товаров с хар-ми</text:p>
      <text:p text:style-name="P39">С описанием</text:p>
      <text:p text:style-name="P39"><text:soft-page-break/>С <text:span text:style-name="T15">брендами</text:span></text:p>
      <text:p text:style-name="P39">????</text:p>
      <text:p text:style-name="P34"/>
      <text:p text:style-name="P29">Данные о привязка верны, и без ошибок. Так утверждал стейкхолдер, но, как оказалось, этому утверждению нельзя доверять.</text:p>
      <text:p text:style-name="P28">Для построения первой версии модели машинного обучения было решено использовать <text:span text:style-name="T15">текстовую информацию, поскольку она наиболее характеризует категорию товара</text:span>:</text:p>
      <text:list xml:id="list1589770950737784512" text:style-name="L4">
        <text:list-item>
          <text:p text:style-name="P40">Наименование</text:p>
        </text:list-item>
        <text:list-item>
          <text:p text:style-name="P40">Текст категории</text:p>
        </text:list-item>
        <text:list-item>
          <text:p text:style-name="P40">Характеристики</text:p>
        </text:list-item>
      </text:list>
      <text:p text:style-name="P28">Поскольку многие товары в обучающей выборе не имеют <text:span text:style-name="T15">описания и бренда, эту информацию решено не включать в обучающую выборку.</text:span></text:p>
      <text:p text:style-name="P30">Картинки так же можно использовать, но хорошее качество в классификации они способны показать лишь при использовании глубокого обучения, на многослойных нейронных сетях, которые способны генерировать высокоуровневые признаки из изображений. Но для их обучения требуется большое количество изображений и вычислительных ресурсов. Поэтому для начала было решено их не использовать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5:08.100000385</meta:creation-date>
    <dc:date>2018-04-25T16:53:34.855362963</dc:date>
    <meta:editing-duration>PT1H32M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6" meta:paragraph-count="70" meta:word-count="736" meta:character-count="5529" meta:non-whitespace-character-count="4878"/>
  </office:meta>
</office:document-meta>
</file>